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4cm"/>
    </style:style>
    <style:style style:name="gr2" style:family="graphic" style:parent-style-name="standard">
      <style:graphic-properties draw:textarea-horizontal-align="justify" draw:textarea-vertical-align="middle" draw:auto-grow-height="false" fo:min-height="0.05cm" fo:min-width="0.638cm"/>
    </style:style>
    <style:style style:name="gr3" style:family="graphic" style:parent-style-name="standard">
      <style:graphic-properties draw:stroke="none" svg:stroke-color="#000000" draw:fill="none" draw:fill-color="#ffffff" fo:min-height="2.11cm"/>
    </style:style>
    <style:style style:name="gr4" style:family="graphic" style:parent-style-name="standard">
      <style:graphic-properties draw:stroke="none" svg:stroke-color="#000000" draw:fill="none" draw:fill-color="#ffffff" fo:min-height="1.407cm"/>
    </style:style>
    <style:style style:name="gr5" style:family="graphic" style:parent-style-name="standard">
      <style:graphic-properties draw:textarea-horizontal-align="justify" draw:textarea-vertical-align="middle" draw:auto-grow-height="false" fo:min-height="0.251cm" fo:min-width="0cm"/>
    </style:style>
    <style:style style:name="gr6" style:family="graphic" style:parent-style-name="standard">
      <style:graphic-properties draw:fill-color="#5f7e9f" draw:textarea-horizontal-align="justify" draw:textarea-vertical-align="middle" draw:auto-grow-height="false" fo:min-height="10.05cm" fo:min-width="24.4cm"/>
    </style:style>
    <style:style style:name="gr7" style:family="graphic" style:parent-style-name="standard">
      <style:graphic-properties draw:stroke="none" svg:stroke-color="#000000" draw:fill="none" draw:fill-color="#ffffff" fo:min-height="1.95cm"/>
    </style:style>
    <style:style style:name="gr8" style:family="graphic" style:parent-style-name="standard">
      <style:graphic-properties draw:fill-color="#be3f3f" draw:textarea-horizontal-align="justify" draw:textarea-vertical-align="middle" draw:auto-grow-height="false" fo:min-height="0.85cm" fo:min-width="23.475cm"/>
    </style:style>
    <style:style style:name="gr9" style:family="graphic" style:parent-style-name="standard">
      <style:graphic-properties draw:fill-color="#be3f3f" draw:textarea-horizontal-align="justify" draw:textarea-vertical-align="middle" draw:auto-grow-height="false" fo:min-height="2.749cm" fo:min-width="5.949cm" fo:wrap-option="no-wrap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35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6.08cm" style:use-optimal-column-width="false"/>
    </style:style>
    <style:style style:name="co3" style:family="table-column">
      <style:table-column-properties style:column-width="6.09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2.401cm"/>
    </style:style>
    <style:style style:name="ro4" style:family="table-row">
      <style:table-row-properties style:row-height="2.404cm"/>
    </style:style>
    <style:style style:name="ro5" style:family="table-row">
      <style:table-row-properties style:row-height="2.4cm"/>
    </style:style>
    <style:style style:name="ce1" style:family="table-cell">
      <loext:graphic-properties draw:fill-color="#7ebe3f"/>
    </style:style>
    <style:style style:name="ce2" style:family="table-cell">
      <loext:graphic-properties draw:fill-color="#7ebe3f"/>
      <style:paragraph-properties fo:text-align="center"/>
    </style:style>
    <style:style style:name="ce3" style:family="table-cell">
      <style:paragraph-properties fo:text-align="center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5f7e9f"/>
      <style:paragraph-properties fo:text-align="center"/>
    </style:style>
    <style:style style:name="P4" style:family="paragraph">
      <style:text-properties fo:color="#be3f3f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be3f3f" fo:font-weight="bold" style:font-weight-asian="bold" style:font-weight-complex="bold"/>
    </style:style>
    <style:style style:name="P6" style:family="paragraph">
      <loext:graphic-properties draw:fill-color="#be3f3f"/>
      <style:paragraph-properties fo:text-align="center"/>
    </style:style>
    <style:style style:name="P7" style:family="paragraph">
      <style:paragraph-properties fo:text-align="center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be3f3f"/>
      <style:paragraph-properties fo:text-align="center"/>
      <style:text-properties style:font-name="Calibri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be3f3f" fo:font-weight="bold" style:font-weight-asian="bold" style:font-weight-complex="bold"/>
    </style:style>
    <style:style style:name="T2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8cm" svg:height="0.954cm" svg:x="1cm" svg:y="8.9cm">
          <draw:text-box>
            <text:p>Écran d’accueil</text:p>
          </draw:text-box>
        </draw:frame>
        <draw:frame draw:style-name="standard" draw:layer="layout" svg:width="14.098cm" svg:height="7.998cm" svg:x="7.683cm" svg:y="5.397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>Date <text:s text:c="57"/>Heure</text:p>
              </table:table-cell>
            </table:table-row>
            <table:table-row table:style-name="ro1">
              <table:table-cell table:style-name="ce2">
                <text:p text:style-name="P2">MODE ACTUEL</text:p>
              </table:table-cell>
            </table:table-row>
            <table:table-row table:style-name="ro1">
              <table:table-cell table:style-name="ce2">
                <text:p text:style-name="P2">www.A-2-S.fr</text:p>
              </table:table-cell>
            </table:table-row>
            <table:table-row table:style-name="ro2">
              <table:table-cell table:style-name="ce2">
                <text:p text:style-name="P2">MENU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2" draw:layer="layout" svg:width="1.3cm" svg:height="0.6cm" svg:x="6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Standard">
        <draw:frame draw:style-name="gr3" draw:text-style-name="P1" draw:layer="layout" svg:width="5.998cm" svg:height="2.36cm" svg:x="1cm" svg:y="8.34cm">
          <draw:text-box>
            <text:p>En fonctionnement</text:p>
          </draw:text-box>
        </draw:frame>
        <draw:frame draw:style-name="standard" draw:layer="layout" svg:width="14.098cm" svg:height="7.998cm" svg:x="10.032cm" svg:y="4.695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>Date <text:s text:c="57"/>Heure</text:p>
              </table:table-cell>
            </table:table-row>
            <table:table-row table:style-name="ro1">
              <table:table-cell table:style-name="ce2">
                <text:p text:style-name="P2">MODE ACTUEL</text:p>
              </table:table-cell>
            </table:table-row>
            <table:table-row table:style-name="ro1">
              <table:table-cell table:style-name="ce2">
                <text:p text:style-name="P2">P1 OUVERTE</text:p>
              </table:table-cell>
            </table:table-row>
            <table:table-row table:style-name="ro2">
              <table:table-cell table:style-name="ce2">
                <text:p text:style-name="P2">MENU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1.3cm" svg:height="0.6cm" svg:x="7.7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Standard">
        <draw:frame draw:style-name="gr4" draw:text-style-name="P1" draw:layer="layout" svg:width="4.8cm" svg:height="1.657cm" svg:x="1.002cm" svg:y="8.901cm">
          <draw:text-box>
            <text:p>Navigation dans le menu</text:p>
          </draw:text-box>
        </draw:frame>
        <draw:frame draw:style-name="standard" draw:layer="layout" svg:width="14.098cm" svg:height="7.998cm" svg:x="7.685cm" svg:y="5.398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>Date <text:s text:c="57"/>Heure</text:p>
              </table:table-cell>
            </table:table-row>
            <table:table-row table:style-name="ro1">
              <table:table-cell table:style-name="ce2">
                <text:p text:style-name="P2">MODE ACTUEL</text:p>
              </table:table-cell>
            </table:table-row>
            <table:table-row table:style-name="ro1">
              <table:table-cell table:style-name="ce2">
                <text:p text:style-name="P2">P2 OUVERTE</text:p>
              </table:table-cell>
            </table:table-row>
            <table:table-row table:style-name="ro2">
              <table:table-cell table:style-name="ce2">
                <text:p text:style-name="P2"><text:s text:c="3"/>OK 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2" draw:layer="layout" svg:width="1.3cm" svg:height="0.6cm" svg:x="6.002cm" svg:y="9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6cm" svg:height="0.5cm" svg:x="13.6cm" svg:y="11.6cm">
          <text:p/>
          <draw:enhanced-geometry svg:viewBox="0 0 21600 21600" draw:text-areas="?f7 ?f0 21600 ?f2" draw:type="left-arrow" draw:modifiers="21492.1797004992 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6cm" svg:height="0.5cm" draw:transform="rotate (-3.14159265358979) translate (16.203cm 12.097cm)">
          <text:p/>
          <draw:enhanced-geometry svg:viewBox="0 0 21600 21600" draw:text-areas="?f7 ?f0 21600 ?f2" draw:type="left-arrow" draw:modifiers="21492.1797004992 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Standard">
        <draw:custom-shape draw:style-name="gr6" draw:text-style-name="P3" draw:layer="layout" svg:width="24.9cm" svg:height="10.3cm" svg:x="2.7cm" svg:y="3.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2cm" svg:height="2.2cm" svg:x="2.7cm" svg:y="2.1cm">
          <draw:text-box>
            <text:p text:style-name="P4"><text:span text:style-name="T1">Menu type : </text:span></text:p>
          </draw:text-box>
        </draw:frame>
        <draw:frame draw:style-name="standard" draw:layer="layout" svg:width="24.33cm" svg:height="9.605cm" svg:x="2.969cm" svg:y="3.494cm">
          <table:table table:template-name="turquois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turquoise3">
              <table:table-cell>
                <text:p>Affichage LCD</text:p>
              </table:table-cell>
              <table:table-cell>
                <text:p>Menu précédent</text:p>
              </table:table-cell>
              <table:table-cell>
                <text:p>Sous-menu</text:p>
              </table:table-cell>
              <table:table-cell>
                <text:p>Fonction de ce champ</text:p>
              </table:table-cell>
            </table:table-row>
            <table:table-row table:style-name="ro3" table:default-cell-style-name="ce4">
              <table:table-cell table:style-name="ce3">
                <text:p text:style-name="P2">1 porte</text:p>
              </table:table-cell>
              <table:table-cell>
                <text:p text:style-name="P2">_mainMenu</text:p>
              </table:table-cell>
              <table:table-cell>
                <text:p text:style-name="P2">NULL</text:p>
              </table:table-cell>
              <table:table-cell>
                <text:p text:style-name="P2">_menuPairing</text:p>
              </table:table-cell>
            </table:table-row>
            <table:table-row table:style-name="ro4" table:default-cell-style-name="ce4">
              <table:table-cell table:style-name="ce3">
                <text:p text:style-name="P2">2 portes</text:p>
              </table:table-cell>
              <table:table-cell>
                <text:p text:style-name="P2">_mainMenu</text:p>
              </table:table-cell>
              <table:table-cell>
                <text:p text:style-name="P2">NULL</text:p>
              </table:table-cell>
              <table:table-cell>
                <text:p text:style-name="P2">_menuPairing</text:p>
              </table:table-cell>
            </table:table-row>
            <table:table-row table:style-name="ro5" table:default-cell-style-name="ce4">
              <table:table-cell table:style-name="ce3">
                <text:p text:style-name="P2">3 portes ou plus</text:p>
              </table:table-cell>
              <table:table-cell>
                <text:p text:style-name="P2">_mainMenu</text:p>
              </table:table-cell>
              <table:table-cell>
                <text:p text:style-name="P2">NULL</text:p>
              </table:table-cell>
              <table:table-cell>
                <text:p text:style-name="P2">_menuPairing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5" draw:style-name="dp1" draw:master-page-name="Standard">
        <draw:custom-shape draw:style-name="gr8" draw:text-style-name="P6" draw:layer="layout" svg:width="27.4cm" svg:height="2.2cm" svg:x="1.1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6.449cm" svg:height="2.999cm" svg:x="2.951cm" svg:y="4.2cm">
          <text:p text:style-name="P7"><text:span text:style-name="T2">Premier programme </text:span></text:p>
          <text:p text:style-name="P7"><text:span text:style-name="T2">de test</text:span></text:p>
          <draw:enhanced-geometry svg:viewBox="0 0 21600 21600" draw:mirror-horizontal="false" draw:type="line-callout-1" draw:modifiers="-5860.46511627907 38887.2 -837.20930232558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0" draw:text-style-name="P10" draw:layer="layout" svg:width="6.4cm" svg:height="0.954cm" svg:x="3cm" svg:y="3.1cm">
          <draw:text-box>
            <text:p text:style-name="P9"><text:span text:style-name="T3">09/02/2018</text:span></text:p>
          </draw:text-box>
        </draw:frame>
        <draw:custom-shape draw:style-name="gr9" draw:text-style-name="P8" draw:layer="layout" svg:width="6.449cm" svg:height="2.999cm" svg:x="10.9cm" svg:y="13.2cm">
          <text:p text:style-name="P7"><text:span text:style-name="T2">Affichage simple</text:span></text:p>
          <text:p text:style-name="P7"><text:span text:style-name="T2">sur 2 lignes</text:span></text:p>
          <draw:enhanced-geometry svg:viewBox="0 0 21600 21600" draw:mirror-horizontal="false" draw:type="line-callout-1" draw:modifiers="-5073.48837209302 -17251.2 -837.20930232558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0" draw:text-style-name="P10" draw:layer="layout" svg:width="6.4cm" svg:height="0.954cm" svg:x="11.1cm" svg:y="12.1cm">
          <draw:text-box>
            <text:p text:style-name="P9"><text:span text:style-name="T3">14/02/2018</text:span></text:p>
          </draw:text-box>
        </draw:frame>
        <draw:custom-shape draw:style-name="gr9" draw:text-style-name="P8" draw:layer="layout" svg:width="6.449cm" svg:height="2.999cm" svg:x="18.476cm" svg:y="4.302cm">
          <text:p text:style-name="P7"><text:span text:style-name="T2">Affichage simple</text:span></text:p>
          <text:p text:style-name="P7"><text:span text:style-name="T2">sur 4 lignes</text:span></text:p>
          <text:p text:style-name="P7"><text:span text:style-name="T2">+</text:span></text:p>
          <text:p text:style-name="P7"><text:span text:style-name="T2">Position sur la ligne</text:span></text:p>
          <draw:enhanced-geometry svg:viewBox="0 0 21600 21600" draw:mirror-horizontal="false" draw:type="line-callout-1" draw:modifiers="-5860.46511627907 38887.2 -837.20930232558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0" draw:text-style-name="P10" draw:layer="layout" svg:width="6.4cm" svg:height="0.954cm" svg:x="18.525cm" svg:y="3.202cm">
          <draw:text-box>
            <text:p text:style-name="P9"><text:span text:style-name="T3">06/03/20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5:17:36.703000000</meta:creation-date>
    <dc:date>2018-06-12T16:04:19.439000000</dc:date>
    <meta:editing-duration>PT1H25M45S</meta:editing-duration>
    <meta:editing-cycles>4</meta:editing-cycles>
    <meta:generator>LibreOffice/5.3.5.2$Windows_x86 LibreOffice_project/50d9bf2b0a79cdb85a3814b592608037a682059d</meta:generator>
    <meta:document-statistic meta:object-count="21"/>
  </office:meta>
</office:document-meta>
</file>